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47ff" draw:fill="solid" draw:fill-color="#0099ff" draw:textarea-horizontal-align="center" draw:textarea-vertical-align="middle"/>
    </style:style>
    <style:style style:name="gr2" style:family="graphic" style:parent-style-name="standard">
      <style:graphic-properties svg:stroke-color="#9966cc" draw:fill="solid" draw:fill-color="#9966cc" draw:textarea-horizontal-align="center" draw:textarea-vertical-align="middle"/>
    </style:style>
    <style:style style:name="gr3" style:family="graphic" style:parent-style-name="standard">
      <style:graphic-properties svg:stroke-color="#198a8a" draw:fill="solid" draw:fill-color="#198a8a" draw:textarea-horizontal-align="center" draw:textarea-vertical-align="middle"/>
    </style:style>
    <style:style style:name="gr4" style:family="graphic" style:parent-style-name="standard">
      <style:graphic-properties svg:stroke-color="#b3b300" draw:fill="solid" draw:fill-color="#b3b300" draw:textarea-horizontal-align="center" draw:textarea-vertical-align="middle"/>
    </style:style>
    <style:style style:name="gr5" style:family="graphic" style:parent-style-name="standard">
      <style:graphic-properties svg:stroke-width="0.1cm" svg:stroke-color="#0099ff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198a8a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9966cc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color="#cccc00" draw:fill="solid" draw:fill-color="#cccc00" draw:textarea-horizontal-align="center" draw:textarea-vertical-align="middle"/>
    </style:style>
    <style:style style:name="gr9" style:family="graphic" style:parent-style-name="standard">
      <style:graphic-properties svg:stroke-color="#e6e64c" draw:fill="solid" draw:fill-color="#e6e64c" draw:textarea-horizontal-align="center" draw:textarea-vertical-align="middle"/>
    </style:style>
    <style:style style:name="gr10" style:family="graphic" style:parent-style-name="standard">
      <style:graphic-properties svg:stroke-color="#e6ff00" draw:fill="solid" draw:fill-color="#ffff66" draw:textarea-horizontal-align="center" draw:textarea-vertical-align="middle"/>
    </style:style>
    <style:style style:name="gr11" style:family="graphic" style:parent-style-name="standard">
      <style:graphic-properties svg:stroke-color="#ffcc99" draw:fill="solid" draw:fill-color="#ffcc99" draw:textarea-horizontal-align="center" draw:textarea-vertical-align="middle"/>
    </style:style>
    <style:style style:name="gr12" style:family="graphic" style:parent-style-name="standard">
      <style:graphic-properties svg:stroke-width="0.1cm" svg:stroke-color="#ffcc99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svg:stroke-color="#ff9966" draw:fill="solid" draw:fill-color="#ff9966" draw:textarea-horizontal-align="center" draw:textarea-vertical-align="middle"/>
    </style:style>
    <style:style style:name="gr14" style:family="graphic" style:parent-style-name="standard">
      <style:graphic-properties svg:stroke-width="0.1cm" svg:stroke-color="#ff9966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color="#ff6633" draw:fill="solid" draw:fill-color="#ff6633" draw:textarea-horizontal-align="center" draw:textarea-vertical-align="middle"/>
    </style:style>
    <style:style style:name="gr16" style:family="graphic" style:parent-style-name="standard">
      <style:graphic-properties svg:stroke-width="0.1cm" svg:stroke-color="#ff6633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svg:stroke-color="#cc6633" draw:fill="solid" draw:fill-color="#cc6633" draw:textarea-horizontal-align="center" draw:textarea-vertical-align="middle"/>
    </style:style>
    <style:style style:name="gr18" style:family="graphic" style:parent-style-name="standard">
      <style:graphic-properties svg:stroke-width="0.1cm" svg:stroke-color="#cc6633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svg:stroke-color="#996633" draw:fill="solid" draw:fill-color="#996633" draw:textarea-horizontal-align="center" draw:textarea-vertical-align="middle"/>
    </style:style>
    <style:style style:name="gr20" style:family="graphic" style:parent-style-name="standard">
      <style:graphic-properties svg:stroke-width="0.1cm" svg:stroke-color="#996633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1" style:family="graphic">
      <style:graphic-properties style:protect="size"/>
    </style:style>
    <style:style style:name="gr22" style:family="graphic" style:parent-style-name="standard">
      <style:graphic-properties svg:stroke-color="#0099ff" draw:fill="solid" draw:fill-color="#0099ff" draw:textarea-horizontal-align="center" draw:textarea-vertical-align="middle"/>
    </style:style>
    <style:style style:name="gr23" style:family="graphic" style:parent-style-name="standard">
      <style:graphic-properties svg:stroke-color="#c0c0c0" draw:fill="solid" draw:fill-color="#c0c0c0" draw:textarea-horizontal-align="center" draw:textarea-vertical-align="middle"/>
    </style:style>
    <style:style style:name="gr24" style:family="graphic" style:parent-style-name="standard">
      <style:graphic-properties svg:stroke-width="0.1cm" svg:stroke-color="#0099ff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svg:stroke-width="0.1cm" svg:stroke-color="#198a8a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svg:stroke-width="0.1cm" svg:stroke-color="#9966cc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svg:stroke-width="0.1cm" svg:stroke-color="#c0c0c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svg:stroke-color="#ffff66" draw:fill="solid" draw:fill-color="#ffff66" draw:textarea-horizontal-align="center" draw:textarea-vertical-align="middle"/>
    </style:style>
    <style:style style:name="gr29" style:family="graphic" style:parent-style-name="standard">
      <style:graphic-properties svg:stroke-color="#ff3366" draw:fill="solid" draw:fill-color="#ff3366" draw:textarea-horizontal-align="justify" draw:textarea-vertical-align="middle" draw:auto-grow-height="false"/>
    </style:style>
    <style:style style:name="gr30" style:family="graphic" style:parent-style-name="standard">
      <style:graphic-properties svg:stroke-color="#dc2300" draw:fill="solid" draw:fill-color="#dc2300" draw:textarea-horizontal-align="justify" draw:textarea-vertical-align="middle" draw:auto-grow-height="false"/>
    </style:style>
    <style:style style:name="gr31" style:family="graphic" style:parent-style-name="standard">
      <style:graphic-properties svg:stroke-color="#33cc66" draw:fill="solid" draw:fill-color="#33cc66" draw:textarea-horizontal-align="justify" draw:textarea-vertical-align="middle" draw:auto-grow-height="false"/>
    </style:style>
    <style:style style:name="pr1" style:family="presentation" style:parent-style-name="Standard-title">
      <style:graphic-properties draw:fill-color="#ffffff" draw:auto-grow-height="true" fo:min-height="3.507cm"/>
    </style:style>
    <style:style style:name="pr2" style:family="presentation" style:parent-style-name="Standard-notes">
      <style:graphic-properties draw:fill-color="#ffffff" fo:min-height="13.114cm"/>
    </style:style>
    <style:style style:name="pr3" style:family="presentation" style:parent-style-name="Standard-title">
      <style:graphic-properties draw:fill-color="#ffffff" fo:min-height="3.256cm"/>
    </style:style>
    <style:style style:name="pr4" style:family="presentation" style:parent-style-name="Standard-subtitle" style:list-style-name="L2">
      <style:graphic-properties draw:fill-color="#ffffff" draw:auto-grow-height="true" fo:min-height="13.86cm"/>
    </style:style>
    <style:style style:name="pr5" style:family="presentation" style:parent-style-name="Standard-subtitle" style:list-style-name="L2">
      <style:graphic-properties draw:fill-color="#ffffff" draw:auto-grow-height="true" fo:min-height="13.86cm"/>
    </style:style>
    <style:style style:name="pr6" style:family="presentation" style:parent-style-name="Standard-subtitle" style:list-style-name="L2">
      <style:graphic-properties draw:fill-color="#ffffff" draw:auto-grow-height="tru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start" fo:text-indent="0cm"/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P5" style:family="paragraph">
      <style:paragraph-properties fo:margin-left="0cm" fo:margin-right="0cm" fo:text-indent="0cm"/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ff0000"/>
    </style:style>
    <style:style style:name="T2" style:family="text">
      <style:text-properties style:use-window-font-color="true"/>
    </style:style>
    <style:style style:name="T3" style:family="text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ff6633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0099ff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ff6633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Core Swing Renderer</text:p>
          </draw:text-box>
        </draw:frame>
        <draw:rect draw:style-name="gr1" draw:text-style-name="P2" draw:id="id2" draw:layer="layout" svg:width="4.659cm" svg:height="1.5cm" svg:x="2.5cm" svg:y="5cm">
          <text:p text:style-name="P2">Table</text:p>
        </draw:rect>
        <draw:rect draw:style-name="gr2" draw:text-style-name="P2" draw:id="id4" draw:layer="layout" svg:width="4.659cm" svg:height="1.5cm" svg:x="10.886cm" svg:y="5cm">
          <text:p text:style-name="P2">Tree</text:p>
        </draw:rect>
        <draw:rect draw:style-name="gr3" draw:text-style-name="P2" draw:id="id3" draw:layer="layout" svg:width="4.659cm" svg:height="1.5cm" svg:x="18.341cm" svg:y="5cm">
          <text:p text:style-name="P2">List</text:p>
        </draw:rect>
        <draw:rect draw:style-name="gr4" draw:text-style-name="P2" draw:id="id1" draw:layer="layout" svg:width="3.727cm" svg:height="1.5cm" svg:x="2.5cm" svg:y="10.5cm">
          <text:p text:style-name="P2">Label</text:p>
        </draw:rect>
        <draw:connector draw:style-name="gr5" draw:text-style-name="P3" draw:layer="layout" draw:type="line" svg:x1="4.363cm" svg:y1="10.5cm" svg:x2="4.829cm" svg:y2="6.5cm" draw:start-shape="id1" draw:start-glue-point="0" draw:end-shape="id2" draw:end-glue-point="2">
          <text:p text:style-name="P1"/>
        </draw:connector>
        <draw:connector draw:style-name="gr6" draw:text-style-name="P3" draw:layer="layout" draw:type="line" svg:x1="4.363cm" svg:y1="10.5cm" svg:x2="20.67cm" svg:y2="6.5cm" draw:start-shape="id1" draw:start-glue-point="0" draw:end-shape="id3" draw:end-glue-point="2">
          <text:p text:style-name="P1"/>
        </draw:connector>
        <draw:connector draw:style-name="gr7" draw:text-style-name="P3" draw:layer="layout" draw:type="line" svg:x1="4.363cm" svg:y1="10.5cm" svg:x2="13.215cm" svg:y2="6.5cm" draw:start-shape="id1" draw:start-glue-point="0" draw:end-shape="id4" draw:end-glue-point="2">
          <text:p text:style-name="P1"/>
        </draw:connector>
        <draw:rect draw:style-name="gr8" draw:text-style-name="P2" draw:id="id5" draw:layer="layout" svg:width="3.727cm" svg:height="1.5cm" svg:x="7.625cm" svg:y="10.5cm">
          <text:p text:style-name="P2">Hyperlink</text:p>
        </draw:rect>
        <draw:connector draw:style-name="gr5" draw:text-style-name="P3" draw:layer="layout" draw:type="line" svg:x1="9.488cm" svg:y1="10.5cm" svg:x2="4.829cm" svg:y2="6.5cm" draw:start-shape="id5" draw:start-glue-point="0" draw:end-shape="id2" draw:end-glue-point="2">
          <text:p text:style-name="P1"/>
        </draw:connector>
        <draw:connector draw:style-name="gr6" draw:text-style-name="P3" draw:layer="layout" draw:type="line" svg:x1="9.488cm" svg:y1="10.5cm" svg:x2="20.67cm" svg:y2="6.5cm" draw:start-shape="id5" draw:start-glue-point="0" draw:end-shape="id3" draw:end-glue-point="2">
          <text:p text:style-name="P1"/>
        </draw:connector>
        <draw:connector draw:style-name="gr7" draw:text-style-name="P3" draw:layer="layout" draw:type="line" svg:x1="9.488cm" svg:y1="10.5cm" svg:x2="13.215cm" svg:y2="6.5cm" draw:start-shape="id5" draw:start-glue-point="0" draw:end-shape="id4" draw:end-glue-point="2">
          <text:p text:style-name="P1"/>
        </draw:connector>
        <draw:rect draw:style-name="gr9" draw:text-style-name="P2" draw:id="id6" draw:layer="layout" svg:width="3.727cm" svg:height="1.5cm" svg:x="13.216cm" svg:y="10.5cm">
          <text:p text:style-name="P2">CheckBox</text:p>
        </draw:rect>
        <draw:connector draw:style-name="gr5" draw:text-style-name="P3" draw:layer="layout" draw:type="line" svg:x1="15.079cm" svg:y1="10.5cm" svg:x2="4.829cm" svg:y2="6.5cm" draw:start-shape="id6" draw:start-glue-point="0" draw:end-shape="id2" draw:end-glue-point="2">
          <text:p text:style-name="P1"/>
        </draw:connector>
        <draw:connector draw:style-name="gr6" draw:text-style-name="P3" draw:layer="layout" draw:type="line" svg:x1="15.079cm" svg:y1="10.5cm" svg:x2="20.67cm" svg:y2="6.5cm" draw:start-shape="id6" draw:start-glue-point="0" draw:end-shape="id3" draw:end-glue-point="2">
          <text:p text:style-name="P1"/>
        </draw:connector>
        <draw:connector draw:style-name="gr7" draw:text-style-name="P3" draw:layer="layout" draw:type="line" svg:x1="15.079cm" svg:y1="10.5cm" svg:x2="13.215cm" svg:y2="6.5cm" draw:start-shape="id6" draw:start-glue-point="0" draw:end-shape="id4" draw:end-glue-point="2">
          <text:p text:style-name="P1"/>
        </draw:connector>
        <draw:rect draw:style-name="gr10" draw:text-style-name="P2" draw:id="id7" draw:layer="layout" svg:width="3.727cm" svg:height="1.5cm" svg:x="19.273cm" svg:y="10.5cm">
          <text:p text:style-name="P2">Slider</text:p>
        </draw:rect>
        <draw:connector draw:style-name="gr5" draw:text-style-name="P3" draw:layer="layout" draw:type="line" svg:x1="21.136cm" svg:y1="10.5cm" svg:x2="4.829cm" svg:y2="6.5cm" draw:start-shape="id7" draw:start-glue-point="0" draw:end-shape="id2" draw:end-glue-point="2">
          <text:p text:style-name="P1"/>
        </draw:connector>
        <draw:connector draw:style-name="gr6" draw:text-style-name="P3" draw:layer="layout" draw:type="line" svg:x1="21.136cm" svg:y1="10.5cm" svg:x2="20.67cm" svg:y2="6.5cm" draw:start-shape="id7" draw:start-glue-point="0" draw:end-shape="id3" draw:end-glue-point="2">
          <text:p text:style-name="P1"/>
        </draw:connector>
        <draw:connector draw:style-name="gr7" draw:text-style-name="P3" draw:layer="layout" draw:type="line" svg:x1="21.136cm" svg:y1="10.5cm" svg:x2="13.215cm" svg:y2="6.5cm" draw:start-shape="id7" draw:start-glue-point="0" draw:end-shape="id4" draw:end-glue-point="2">
          <text:p text:style-name="P1"/>
        </draw:connector>
        <draw:ellipse draw:style-name="gr11" draw:text-style-name="P2" draw:id="id8" draw:layer="layout" svg:width="3cm" svg:height="1.5cm" svg:x="2.5cm" svg:y="16.5cm">
          <text:p text:style-name="P2">Color</text:p>
        </draw:ellipse>
        <draw:connector draw:style-name="gr12" draw:text-style-name="P3" draw:layer="layout" draw:type="line" svg:x1="4.363cm" svg:y1="12cm" svg:x2="4cm" svg:y2="16.5cm" draw:start-shape="id1" draw:start-glue-point="2" draw:end-shape="id8" draw:end-glue-point="0">
          <text:p text:style-name="P1"/>
        </draw:connector>
        <draw:ellipse draw:style-name="gr13" draw:text-style-name="P2" draw:id="id9" draw:layer="layout" svg:width="3cm" svg:height="1.5cm" svg:x="7.5cm" svg:y="16.5cm">
          <text:p text:style-name="P2">Painter</text:p>
        </draw:ellipse>
        <draw:connector draw:style-name="gr14" draw:text-style-name="P3" draw:layer="layout" draw:type="line" svg:x1="4.363cm" svg:y1="12cm" svg:x2="9cm" svg:y2="16.5cm" draw:start-shape="id1" draw:start-glue-point="2" draw:end-shape="id9" draw:end-glue-point="0">
          <text:p text:style-name="P1"/>
        </draw:connector>
        <draw:ellipse draw:style-name="gr15" draw:text-style-name="P2" draw:id="id10" draw:layer="layout" svg:width="3cm" svg:height="1.5cm" svg:x="12.5cm" svg:y="16.5cm">
          <text:p text:style-name="P2">Border</text:p>
        </draw:ellipse>
        <draw:connector draw:style-name="gr16" draw:text-style-name="P3" draw:layer="layout" draw:type="line" svg:x1="4.363cm" svg:y1="12cm" svg:x2="14cm" svg:y2="16.5cm" draw:start-shape="id1" draw:start-glue-point="2" draw:end-shape="id10" draw:end-glue-point="0">
          <text:p text:style-name="P1"/>
        </draw:connector>
        <draw:ellipse draw:style-name="gr17" draw:text-style-name="P2" draw:id="id11" draw:layer="layout" svg:width="3cm" svg:height="1.5cm" svg:x="17.5cm" svg:y="16.5cm">
          <text:p text:style-name="P2">Font</text:p>
        </draw:ellipse>
        <draw:connector draw:style-name="gr18" draw:text-style-name="P3" draw:layer="layout" draw:type="line" svg:x1="4.363cm" svg:y1="12cm" svg:x2="19cm" svg:y2="16.5cm" draw:start-shape="id1" draw:start-glue-point="2" draw:end-shape="id11" draw:end-glue-point="0">
          <text:p text:style-name="P1"/>
        </draw:connector>
        <draw:ellipse draw:style-name="gr19" draw:text-style-name="P2" draw:id="id12" draw:layer="layout" svg:width="3cm" svg:height="1.5cm" svg:x="22cm" svg:y="16.5cm">
          <text:p text:style-name="P2">Align</text:p>
        </draw:ellipse>
        <draw:connector draw:style-name="gr20" draw:text-style-name="P3" draw:layer="layout" draw:type="line" svg:x1="4.363cm" svg:y1="12cm" svg:x2="23.5cm" svg:y2="16.5cm" draw:end-shape="id12" draw:end-glue-point="0">
          <text:p text:style-name="P1"/>
        </draw:connector>
        <draw:connector draw:style-name="gr20" draw:text-style-name="P3" draw:layer="layout" draw:type="line" svg:x1="15.079cm" svg:y1="12cm" svg:x2="23.5cm" svg:y2="16.5cm" draw:start-shape="id6" draw:start-glue-point="2" draw:end-shape="id12" draw:end-glue-point="0">
          <text:p text:style-name="P1"/>
        </draw:connector>
        <draw:connector draw:style-name="gr20" draw:text-style-name="P3" draw:layer="layout" draw:type="line" svg:x1="21.136cm" svg:y1="12cm" svg:x2="23.5cm" svg:y2="16.5cm" draw:start-shape="id7" draw:start-glue-point="2" draw:end-shape="id12" draw:end-glue-point="0">
          <text:p text:style-name="P1"/>
        </draw:connector>
        <draw:connector draw:style-name="gr20" draw:text-style-name="P3" draw:layer="layout" draw:type="line" svg:x1="9.488cm" svg:y1="12cm" svg:x2="23.5cm" svg:y2="16.5cm" draw:start-shape="id5" draw:start-glue-point="2" draw:end-shape="id12" draw:end-glue-point="0">
          <text:p text:style-name="P1"/>
        </draw:connector>
        <draw:connector draw:style-name="gr18" draw:text-style-name="P3" draw:layer="layout" draw:type="line" svg:x1="21.136cm" svg:y1="12cm" svg:x2="19cm" svg:y2="16.5cm" draw:start-shape="id7" draw:start-glue-point="2" draw:end-shape="id11" draw:end-glue-point="0">
          <text:p text:style-name="P1"/>
        </draw:connector>
        <draw:connector draw:style-name="gr18" draw:text-style-name="P3" draw:layer="layout" draw:type="line" svg:x1="15.079cm" svg:y1="12cm" svg:x2="19cm" svg:y2="16.5cm" draw:start-shape="id6" draw:start-glue-point="2" draw:end-shape="id11" draw:end-glue-point="0">
          <text:p text:style-name="P1"/>
        </draw:connector>
        <draw:connector draw:style-name="gr18" draw:text-style-name="P3" draw:layer="layout" draw:type="line" svg:x1="9.488cm" svg:y1="12cm" svg:x2="19cm" svg:y2="16.5cm" draw:start-shape="id5" draw:start-glue-point="2" draw:end-shape="id11" draw:end-glue-point="0">
          <text:p text:style-name="P1"/>
        </draw:connector>
        <draw:connector draw:style-name="gr16" draw:text-style-name="P3" draw:layer="layout" draw:type="line" svg:x1="21.136cm" svg:y1="12cm" svg:x2="14cm" svg:y2="16.5cm" draw:start-shape="id7" draw:start-glue-point="2" draw:end-shape="id10" draw:end-glue-point="0">
          <text:p text:style-name="P1"/>
        </draw:connector>
        <draw:connector draw:style-name="gr16" draw:text-style-name="P3" draw:layer="layout" draw:type="line" svg:x1="15.079cm" svg:y1="12cm" svg:x2="14cm" svg:y2="16.5cm" draw:start-shape="id6" draw:start-glue-point="2" draw:end-shape="id10" draw:end-glue-point="0">
          <text:p text:style-name="P1"/>
        </draw:connector>
        <draw:connector draw:style-name="gr16" draw:text-style-name="P3" draw:layer="layout" draw:type="line" svg:x1="9.488cm" svg:y1="12cm" svg:x2="14cm" svg:y2="16.5cm" draw:start-shape="id5" draw:start-glue-point="2" draw:end-shape="id10" draw:end-glue-point="0">
          <text:p text:style-name="P1"/>
        </draw:connector>
        <draw:connector draw:style-name="gr14" draw:text-style-name="P3" draw:layer="layout" draw:type="line" svg:x1="15.079cm" svg:y1="12cm" svg:x2="9cm" svg:y2="16.5cm" draw:start-shape="id6" draw:start-glue-point="2" draw:end-shape="id9" draw:end-glue-point="0">
          <text:p text:style-name="P1"/>
        </draw:connector>
        <draw:connector draw:style-name="gr14" draw:text-style-name="P3" draw:layer="layout" draw:type="line" svg:x1="21.136cm" svg:y1="12cm" svg:x2="9cm" svg:y2="16.5cm" draw:start-shape="id7" draw:start-glue-point="2" draw:end-shape="id9" draw:end-glue-point="0">
          <text:p text:style-name="P1"/>
        </draw:connector>
        <draw:connector draw:style-name="gr14" draw:text-style-name="P3" draw:layer="layout" draw:type="line" svg:x1="9.488cm" svg:y1="12cm" svg:x2="9cm" svg:y2="16.5cm" draw:start-shape="id5" draw:start-glue-point="2" draw:end-shape="id9" draw:end-glue-point="0">
          <text:p text:style-name="P1"/>
        </draw:connector>
        <draw:connector draw:style-name="gr12" draw:text-style-name="P3" draw:layer="layout" draw:type="line" svg:x1="21.136cm" svg:y1="12cm" svg:x2="4cm" svg:y2="16.5cm" draw:start-shape="id7" draw:start-glue-point="2" draw:end-shape="id8" draw:end-glue-point="0">
          <text:p text:style-name="P1"/>
        </draw:connector>
        <draw:connector draw:style-name="gr12" draw:text-style-name="P3" draw:layer="layout" draw:type="line" svg:x1="15.079cm" svg:y1="12cm" svg:x2="4cm" svg:y2="16.5cm" draw:start-shape="id6" draw:start-glue-point="2" draw:end-shape="id8" draw:end-glue-point="0">
          <text:p text:style-name="P1"/>
        </draw:connector>
        <draw:connector draw:style-name="gr12" draw:text-style-name="P3" draw:layer="layout" draw:type="line" svg:x1="9.488cm" svg:y1="12cm" svg:x2="4cm" svg:y2="16.5cm" draw:start-shape="id5" draw:start-glue-point="2" draw:end-shape="id8" draw:end-glue-point="0">
          <text:p text:style-name="P1"/>
        </draw:connector>
        <presentation:notes draw:style-name="dp2">
          <draw:page-thumbnail draw:style-name="gr21" draw:layer="layout" svg:width="14.848cm" svg:height="11.136cm" svg:x="3.075cm" svg:y="2.257cm" draw:page-number="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9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 text:style-name="P1">SwingX Unified Renderer</text:p>
          </draw:text-box>
        </draw:frame>
        <draw:rect draw:style-name="gr22" draw:text-style-name="P2" draw:id="id14" draw:layer="layout" svg:width="4.659cm" svg:height="1.5cm" svg:x="3cm" svg:y="5cm">
          <text:p text:style-name="P2">Table</text:p>
        </draw:rect>
        <draw:rect draw:style-name="gr2" draw:text-style-name="P2" draw:id="id16" draw:layer="layout" svg:width="4.659cm" svg:height="1.5cm" svg:x="11.386cm" svg:y="5cm">
          <text:p text:style-name="P2">Tree</text:p>
        </draw:rect>
        <draw:rect draw:style-name="gr3" draw:text-style-name="P2" draw:id="id15" draw:layer="layout" svg:width="4.659cm" svg:height="1.5cm" svg:x="18.841cm" svg:y="5cm">
          <text:p text:style-name="P2">List</text:p>
        </draw:rect>
        <draw:ellipse draw:style-name="gr11" draw:text-style-name="P2" draw:id="id21" draw:layer="layout" svg:width="3cm" svg:height="1.5cm" svg:x="3cm" svg:y="16.5cm">
          <text:p text:style-name="P2">Color</text:p>
        </draw:ellipse>
        <draw:ellipse draw:style-name="gr13" draw:text-style-name="P2" draw:id="id22" draw:layer="layout" svg:width="3cm" svg:height="1.5cm" svg:x="8cm" svg:y="16.5cm">
          <text:p text:style-name="P2">Painter</text:p>
        </draw:ellipse>
        <draw:ellipse draw:style-name="gr15" draw:text-style-name="P2" draw:id="id23" draw:layer="layout" svg:width="3cm" svg:height="1.5cm" svg:x="13cm" svg:y="16.5cm">
          <text:p text:style-name="P2">Border</text:p>
        </draw:ellipse>
        <draw:ellipse draw:style-name="gr17" draw:text-style-name="P2" draw:id="id25" draw:layer="layout" svg:width="3cm" svg:height="1.5cm" svg:x="18cm" svg:y="16.5cm">
          <text:p text:style-name="P2">Font</text:p>
        </draw:ellipse>
        <draw:ellipse draw:style-name="gr19" draw:text-style-name="P2" draw:id="id24" draw:layer="layout" svg:width="3cm" svg:height="1.5cm" svg:x="22.5cm" svg:y="16.5cm">
          <text:p text:style-name="P2">Align</text:p>
        </draw:ellipse>
        <draw:rect draw:style-name="gr23" draw:text-style-name="P2" draw:id="id13" draw:layer="layout" svg:width="21cm" svg:height="2cm" svg:x="3cm" svg:y="8.5cm">
          <text:p text:style-name="P2">ComponentAdapter/CellContext</text:p>
        </draw:rect>
        <draw:connector draw:style-name="gr24" draw:text-style-name="P3" draw:layer="layout" draw:type="line" svg:x1="13.5cm" svg:y1="8.5cm" svg:x2="5.329cm" svg:y2="6.5cm" draw:start-shape="id13" draw:start-glue-point="0" draw:end-shape="id14" draw:end-glue-point="2">
          <text:p text:style-name="P1"/>
        </draw:connector>
        <draw:connector draw:style-name="gr25" draw:text-style-name="P3" draw:layer="layout" draw:type="line" svg:x1="13.5cm" svg:y1="8.5cm" svg:x2="21.17cm" svg:y2="6.5cm" draw:start-shape="id13" draw:start-glue-point="0" draw:end-shape="id15" draw:end-glue-point="2">
          <text:p text:style-name="P1"/>
        </draw:connector>
        <draw:connector draw:style-name="gr26" draw:text-style-name="P3" draw:layer="layout" draw:type="line" svg:x1="13.5cm" svg:y1="8.5cm" svg:x2="13.715cm" svg:y2="6.5cm" draw:start-shape="id13" draw:start-glue-point="0" draw:end-shape="id16" draw:end-glue-point="2">
          <text:p text:style-name="P1"/>
        </draw:connector>
        <draw:connector draw:style-name="gr27" draw:text-style-name="P3" draw:layer="layout" draw:type="line" svg:x1="5.363cm" svg:y1="13.5cm" svg:x2="13.5cm" svg:y2="10.5cm" draw:start-shape="id17" draw:start-glue-point="0" draw:end-shape="id13" draw:end-glue-point="2">
          <text:p text:style-name="P1"/>
        </draw:connector>
        <draw:connector draw:style-name="gr27" draw:text-style-name="P3" draw:layer="layout" draw:type="line" svg:x1="16.079cm" svg:y1="13.5cm" svg:x2="13.5cm" svg:y2="10.5cm" draw:start-shape="id18" draw:start-glue-point="0" draw:end-shape="id13" draw:end-glue-point="2">
          <text:p text:style-name="P1"/>
        </draw:connector>
        <draw:connector draw:style-name="gr27" draw:text-style-name="P3" draw:layer="layout" draw:type="line" svg:x1="10.488cm" svg:y1="13.5cm" svg:x2="13.5cm" svg:y2="10.5cm" draw:start-shape="id19" draw:start-glue-point="0" draw:end-shape="id13" draw:end-glue-point="2">
          <text:p text:style-name="P1"/>
        </draw:connector>
        <draw:connector draw:style-name="gr27" draw:text-style-name="P3" draw:layer="layout" draw:type="line" svg:x1="22.136cm" svg:y1="13.5cm" svg:x2="13.5cm" svg:y2="10.5cm" draw:start-shape="id20" draw:start-glue-point="0" draw:end-shape="id13" draw:end-glue-point="2">
          <text:p text:style-name="P1"/>
        </draw:connector>
        <draw:connector draw:style-name="gr27" draw:text-style-name="P3" draw:layer="layout" draw:type="line" svg:x1="4.5cm" svg:y1="16.5cm" svg:x2="13.5cm" svg:y2="10.5cm" draw:start-shape="id21" draw:start-glue-point="0" draw:end-shape="id13" draw:end-glue-point="2">
          <text:p text:style-name="P1"/>
        </draw:connector>
        <draw:connector draw:style-name="gr27" draw:text-style-name="P3" draw:layer="layout" draw:type="line" svg:x1="9.5cm" svg:y1="16.5cm" svg:x2="13.5cm" svg:y2="10.5cm" draw:start-shape="id22" draw:start-glue-point="0" draw:end-shape="id13" draw:end-glue-point="2">
          <text:p text:style-name="P1"/>
        </draw:connector>
        <draw:connector draw:style-name="gr27" draw:text-style-name="P3" draw:layer="layout" draw:type="line" svg:x1="14.5cm" svg:y1="16.5cm" svg:x2="13.5cm" svg:y2="10.5cm" draw:start-shape="id23" draw:start-glue-point="0" draw:end-shape="id13" draw:end-glue-point="2">
          <text:p text:style-name="P1"/>
        </draw:connector>
        <draw:connector draw:style-name="gr27" draw:text-style-name="P3" draw:layer="layout" draw:type="line" svg:x1="24cm" svg:y1="16.5cm" svg:x2="13.5cm" svg:y2="10.5cm" draw:start-shape="id24" draw:start-glue-point="0" draw:end-shape="id13" draw:end-glue-point="2">
          <text:p text:style-name="P1"/>
        </draw:connector>
        <draw:connector draw:style-name="gr27" draw:text-style-name="P3" draw:layer="layout" draw:type="line" svg:x1="19.5cm" svg:y1="16.5cm" svg:x2="13.5cm" svg:y2="10.5cm" draw:start-shape="id25" draw:start-glue-point="0" draw:end-shape="id13" draw:end-glue-point="2">
          <text:p text:style-name="P1"/>
        </draw:connector>
        <draw:rect draw:style-name="gr4" draw:text-style-name="P2" draw:id="id17" draw:layer="layout" svg:width="3.727cm" svg:height="1.5cm" svg:x="3.5cm" svg:y="13.5cm">
          <text:p text:style-name="P2">Label</text:p>
        </draw:rect>
        <draw:rect draw:style-name="gr8" draw:text-style-name="P2" draw:id="id19" draw:layer="layout" svg:width="3.727cm" svg:height="1.5cm" svg:x="8.625cm" svg:y="13.5cm">
          <text:p text:style-name="P2">Hyperlink</text:p>
        </draw:rect>
        <draw:rect draw:style-name="gr9" draw:text-style-name="P2" draw:id="id18" draw:layer="layout" svg:width="3.727cm" svg:height="1.5cm" svg:x="14.216cm" svg:y="13.5cm">
          <text:p text:style-name="P2">CheckBox</text:p>
        </draw:rect>
        <draw:rect draw:style-name="gr28" draw:text-style-name="P2" draw:id="id20" draw:layer="layout" svg:width="3.727cm" svg:height="1.5cm" svg:x="20.273cm" svg:y="13.5cm">
          <text:p text:style-name="P2">Slider</text:p>
        </draw:rect>
        <presentation:notes draw:style-name="dp2">
          <draw:page-thumbnail draw:style-name="gr21" draw:layer="layout" svg:width="14.848cm" svg:height="11.136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9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 text:style-name="P1">SwingX Unified Functionality</text:p>
          </draw:text-box>
        </draw:frame>
        <draw:rect draw:style-name="gr22" draw:text-style-name="P2" draw:id="id27" draw:layer="layout" svg:width="4.659cm" svg:height="1.5cm" svg:x="2.5cm" svg:y="5cm">
          <text:p text:style-name="P2">Table</text:p>
        </draw:rect>
        <draw:rect draw:style-name="gr2" draw:text-style-name="P2" draw:id="id29" draw:layer="layout" svg:width="4.659cm" svg:height="1.5cm" svg:x="10.886cm" svg:y="5cm">
          <text:p text:style-name="P2">Tree</text:p>
        </draw:rect>
        <draw:rect draw:style-name="gr3" draw:text-style-name="P2" draw:id="id28" draw:layer="layout" svg:width="4.659cm" svg:height="1.5cm" svg:x="18.341cm" svg:y="5cm">
          <text:p text:style-name="P2">List</text:p>
        </draw:rect>
        <draw:rect draw:style-name="gr23" draw:text-style-name="P2" draw:id="id26" draw:layer="layout" svg:width="21cm" svg:height="2cm" svg:x="2.5cm" svg:y="8.5cm">
          <text:p text:style-name="P2">ComponentAdapter/CellContext</text:p>
        </draw:rect>
        <draw:connector draw:style-name="gr24" draw:text-style-name="P3" draw:layer="layout" draw:type="line" svg:x1="13cm" svg:y1="8.5cm" svg:x2="4.829cm" svg:y2="6.5cm" draw:start-shape="id26" draw:start-glue-point="0" draw:end-shape="id27" draw:end-glue-point="2">
          <text:p text:style-name="P1"/>
        </draw:connector>
        <draw:connector draw:style-name="gr25" draw:text-style-name="P3" draw:layer="layout" draw:type="line" svg:x1="13cm" svg:y1="8.5cm" svg:x2="20.67cm" svg:y2="6.5cm" draw:start-shape="id26" draw:start-glue-point="0" draw:end-shape="id28" draw:end-glue-point="2">
          <text:p text:style-name="P1"/>
        </draw:connector>
        <draw:connector draw:style-name="gr26" draw:text-style-name="P3" draw:layer="layout" draw:type="line" svg:x1="13cm" svg:y1="8.5cm" svg:x2="13.215cm" svg:y2="6.5cm" draw:start-shape="id26" draw:start-glue-point="0" draw:end-shape="id29" draw:end-glue-point="2">
          <text:p text:style-name="P1"/>
        </draw:connector>
        <draw:connector draw:style-name="gr27" draw:text-style-name="P3" draw:layer="layout" draw:type="line" svg:x1="4.636cm" svg:y1="13.5cm" svg:x2="13cm" svg:y2="10.5cm" draw:start-shape="id30" draw:start-glue-point="0" draw:end-shape="id26" draw:end-glue-point="2">
          <text:p text:style-name="P1"/>
        </draw:connector>
        <draw:connector draw:style-name="gr27" draw:text-style-name="P3" draw:layer="layout" draw:type="line" svg:x1="9cm" svg:y1="13.5cm" svg:x2="13cm" svg:y2="10.5cm" draw:start-shape="id31" draw:start-glue-point="0" draw:end-shape="id26" draw:end-glue-point="2">
          <text:p text:style-name="P1"/>
        </draw:connector>
        <draw:custom-shape draw:style-name="gr29" draw:text-style-name="P2" draw:id="id32" draw:layer="layout" svg:width="4cm" svg:height="1.5cm" svg:x="11.5cm" svg:y="13.5cm">
          <text:p text:style-name="P2">Sort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0" draw:text-style-name="P2" draw:id="id34" draw:layer="layout" svg:width="4cm" svg:height="1.5cm" svg:x="16.5cm" svg:y="13.5cm">
          <text:p text:style-name="P2">Filter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1" draw:text-style-name="P2" draw:id="id33" draw:layer="layout" svg:width="3.5cm" svg:height="1.5cm" svg:x="22cm" svg:y="13.5cm">
          <text:p text:style-name="P2">Search</text:p>
          <draw:enhanced-geometry svg:viewBox="0 0 21600 21600" draw:path-stretchpoint-x="10800" draw:path-stretchpoint-y="10800" draw:text-areas="?f3 ?f4 ?f5 ?f6" draw:type="round-rectangle" draw:modifiers="6792.271818787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3" draw:layer="layout" draw:type="line" svg:x1="13.499cm" svg:y1="13.5cm" svg:x2="13cm" svg:y2="10.5cm" draw:start-shape="id32" draw:start-glue-point="7" draw:end-shape="id26" draw:end-glue-point="2">
          <text:p text:style-name="P1"/>
        </draw:connector>
        <draw:connector draw:style-name="gr27" draw:text-style-name="P3" draw:layer="layout" draw:type="line" svg:x1="23.75cm" svg:y1="13.5cm" svg:x2="13cm" svg:y2="10.5cm" draw:start-shape="id33" draw:start-glue-point="0" draw:end-shape="id26" draw:end-glue-point="2">
          <text:p text:style-name="P1"/>
        </draw:connector>
        <draw:connector draw:style-name="gr27" draw:text-style-name="P3" draw:layer="layout" draw:type="line" svg:x1="18.499cm" svg:y1="13.5cm" svg:x2="13cm" svg:y2="10.5cm" draw:start-shape="id34" draw:start-glue-point="5" draw:end-shape="id26" draw:end-glue-point="2">
          <text:p text:style-name="P1"/>
        </draw:connector>
        <draw:rect draw:style-name="gr28" draw:text-style-name="P2" draw:id="id30" draw:layer="layout" svg:width="3.727cm" svg:height="1.5cm" svg:x="2.773cm" svg:y="13.5cm">
          <text:p text:style-name="P2">Render</text:p>
        </draw:rect>
        <draw:ellipse draw:style-name="gr11" draw:text-style-name="P2" draw:id="id31" draw:layer="layout" svg:width="3cm" svg:height="1.5cm" svg:x="7.5cm" svg:y="13.5cm">
          <text:p text:style-name="P2">Highlight</text:p>
        </draw:ellipse>
        <presentation:notes draw:style-name="dp2">
          <draw:page-thumbnail draw:style-name="gr21" draw:layer="layout" svg:width="14.848cm" svg:height="11.136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WYSIWYM</text:p>
          </draw:text-box>
        </draw:frame>
        <draw:frame presentation:style-name="pr4" draw:text-style-name="P1" draw:layer="layout" svg:width="25.199cm" svg:height="13.86cm" svg:x="1.4cm" svg:y="4.914cm" presentation:class="subtitle">
          <draw:text-box>
            <text:list text:style-name="L2">
              <text:list-item>
                <text:list>
                  <text:list-item>
                    <text:p text:style-name="P1"><text:span text:style-name="T1">W</text:span><text:span text:style-name="T2">hat </text:span><text:span text:style-name="T1">Y</text:span><text:span text:style-name="T2">ou </text:span><text:span text:style-name="T1">S</text:span><text:span text:style-name="T2">ee </text:span><text:span text:style-name="T1">I</text:span><text:span text:style-name="T2">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1">W</text:span><text:span text:style-name="T2">hat </text:span><text:span text:style-name="T1">Y</text:span><text:span text:style-name="T2">ou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1">M</text:span><text:span text:style-name="T2">atch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1" draw:layer="layout" svg:width="14.848cm" svg:height="11.136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WYSIWYM</text:p>
          </draw:text-box>
        </draw:frame>
        <draw:frame presentation:style-name="pr5" draw:text-style-name="P5" draw:layer="layout" svg:width="25.199cm" svg:height="13.86cm" svg:x="1.4cm" svg:y="4.914cm" presentation:class="subtitle">
          <draw:text-box>
            <text:list text:style-name="L2">
              <text:list-item>
                <text:list>
                  <text:list-item>
                    <text:p text:style-name="P4"><text:span text:style-name="T3">// concact content from last/firstNam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3">StringValue </text:span><text:span text:style-name="T4">converter</text:span><text:span text:style-name="T3"> = new StringValue() {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3"><text:tab/></text:span><text:span text:style-name="T3">public String getString(Object value) {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3"><text:s text:c="5"/></text:span><text:span text:style-name="T3">Contributor c = (Contributor) value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3"><text:s text:c="5"/></text:span><text:span text:style-name="T3">return c.getLastName() + ", " + c.getFirstName(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3"><text:tab/></text:span><text:span text:style-name="T3">}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3">}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3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3">// match against first nam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4">Highlight</text:span><text:span text:style-name="T3">Predicate p = new PatternPredicate("Jeanette", 0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4">Filter</text:span><text:span text:style-name="T3"> f = new PatternFilter("Jeanette", 0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4">search</text:span><text:span text:style-name="T3">able.search("Jeanette");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1" draw:layer="layout" svg:width="14.848cm" svg:height="11.136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WYSIWYM</text:p>
          </draw:text-box>
        </draw:frame>
        <draw:frame presentation:style-name="pr6" draw:text-style-name="P5" draw:layer="layout" svg:width="25.199cm" svg:height="13.86cm" svg:x="1.4cm" svg:y="4.914cm" presentation:class="subtitle">
          <draw:text-box>
            <text:list text:style-name="L2">
              <text:list-item>
                <text:list>
                  <text:list-item>
                    <text:p text:style-name="P4"><text:span text:style-name="T3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3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3">// configure render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5">table</text:span><text:span text:style-name="T3">.setDefaultRenderer(Contributor.class,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3"><text:tab/></text:span><text:span text:style-name="T3">new DefaultTableRenderer(</text:span><text:span text:style-name="T4">converter</text:span><text:span text:style-name="T3">)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5">list</text:span><text:span text:style-name="T3">.setCellRenderer(new DefaultListRenderer(</text:span><text:span text:style-name="T6">converter</text:span><text:span text:style-name="T3">)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5">tree</text:span><text:span text:style-name="T3">.setCellRenderer(new DefaultTreeRenderer(</text:span><text:span text:style-name="T6">converter</text:span><text:span text:style-name="T3">)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3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3">// apply to view (= table, list, tree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5">view</text:span><text:span text:style-name="T3">.add</text:span><text:span text:style-name="T4">Highlighter</text:span><text:span text:style-name="T3">(new ColorHighlighter(predicate,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3"><text:tab/></text:span><text:span text:style-name="T3">background, foreground); <text:s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5">view</text:span><text:span text:style-name="T3">.get</text:span><text:span text:style-name="T4">Searchable</text:span><text:span text:style-name="T3">().search("Jeanette"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5">view</text:span><text:span text:style-name="T3">.set</text:span><text:span text:style-name="T4">Filter</text:span><text:span text:style-name="T3">s(filter);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1" draw:layer="layout" svg:width="14.848cm" svg:height="11.136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m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Standard" style:page-layout-name="PM1" draw:style-name="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meta:creation-date>2008-04-02T12:51:23</meta:creation-date>
    <dc:date>2008-04-30T12:34:12</dc:date>
    <meta:editing-cycles>14</meta:editing-cycles>
    <meta:editing-duration>PT5H55M44S</meta:editing-duration>
    <meta:user-defined meta:name="Info 1"/>
    <meta:user-defined meta:name="Info 2"/>
    <meta:user-defined meta:name="Info 3"/>
    <meta:user-defined meta:name="Info 4"/>
    <meta:document-statistic meta:object-count="128"/>
  </office:meta>
</office:document-meta>
</file>